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43cm"/>
    </style:style>
    <style:style style:name="gr5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862cm" svg:height="3.095cm" svg:x="1.021cm" svg:y="1.405cm">
          <draw:text-box>
            <text:p>x = 1;</text:p>
            <text:p/>
            <text:p/>
            <text:p>v.fetch_add(1); </text:p>
          </draw:text-box>
        </draw:frame>
        <draw:frame draw:style-name="gr1" draw:layer="layout" svg:width="4.862cm" svg:height="3.095cm" svg:x="6.766cm" svg:y="1.41cm">
          <draw:text-box>
            <text:p>y = 1;</text:p>
            <text:p/>
            <text:p/>
            <text:p>v.fetch_add(1); </text:p>
          </draw:text-box>
        </draw:frame>
        <draw:line draw:style-name="gr2" draw:text-style-name="P1" draw:layer="layout" svg:x1="1.937cm" svg:y1="2.24cm" svg:x2="1.937cm" svg:y2="3.737cm">
          <text:p/>
        </draw:line>
        <draw:frame draw:style-name="gr1" draw:text-style-name="P2" draw:layer="layout" svg:width="0.891cm" svg:height="0.962cm" svg:x="5.721cm" svg:y="3.356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1.909cm" svg:y="2.494cm">
          <draw:text-box>
            <text:p><text:span text:style-name="T1">sb</text:span></text:p>
          </draw:text-box>
        </draw:frame>
        <draw:line draw:style-name="gr2" draw:text-style-name="P1" draw:layer="layout" svg:x1="5.534cm" svg:y1="4.091cm" svg:x2="6.904cm" svg:y2="4.091cm">
          <text:p/>
        </draw:line>
        <draw:frame draw:style-name="gr4" draw:layer="layout" svg:width="2.288cm" svg:height="3.806cm" svg:x="12.616cm" svg:y="1.301cm">
          <draw:text-box>
            <text:p>r1 = v;</text:p>
            <text:p/>
            <text:p>r2 = x;</text:p>
            <text:p/>
            <text:p>r3 = y;</text:p>
          </draw:text-box>
        </draw:frame>
        <draw:line draw:style-name="gr2" draw:text-style-name="P1" draw:layer="layout" svg:x1="11.292cm" svg:y1="4.018cm" svg:x2="12.792cm" svg:y2="2.002cm">
          <text:p/>
        </draw:line>
        <draw:frame draw:style-name="gr1" draw:text-style-name="P2" draw:layer="layout" svg:width="0.891cm" svg:height="0.962cm" svg:x="11.1cm" svg:y="2.667cm">
          <draw:text-box>
            <text:p><text:span text:style-name="T1">rf</text:span></text:p>
          </draw:text-box>
        </draw:frame>
        <draw:path draw:style-name="gr5" draw:text-style-name="P1" draw:layer="layout" svg:width="11.964cm" svg:height="4.188cm" draw:transform="skewX (3.71669588592525E-017) rotate (0.195302343298165) translate (2.89089414251551cm 1.33838492754122cm)" svg:viewBox="0 0 11965 4189" svg:d="m11206 4188c255 35 862-1608 744-1795-114-179-2570-633-2841-691-273-59-8420-1752-8596-1701-293 85-502 290-513 288">
          <text:p/>
        </draw:path>
        <draw:line draw:style-name="gr2" draw:text-style-name="P1" draw:layer="layout" svg:x1="13.701cm" svg:y1="2.016cm" svg:x2="13.701cm" svg:y2="3.032cm">
          <text:p/>
        </draw:line>
        <draw:frame draw:style-name="gr3" draw:text-style-name="P2" draw:layer="layout" svg:width="1.171cm" svg:height="1.016cm" svg:x="12.673cm" svg:y="1.87cm">
          <draw:text-box>
            <text:p><text:span text:style-name="T1">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7T12:01:54</dc:date>
    <dc:creator>Peizhao Ou</dc:creator>
    <meta:editing-duration>PT50M48S</meta:editing-duration>
    <meta:editing-cycles>24</meta:editing-cycles>
    <meta:generator>LibreOffice/3.5$Linux_X86_64 LibreOffice_project/350m1$Build-2</meta:generator>
    <meta:document-statistic meta:object-count="12"/>
  </office:meta>
</office:document-meta>
</file>